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245cm" table:align="left"/>
    </style:style>
    <style:style style:name="Tabla1.A" style:family="table-column">
      <style:table-column-properties style:column-width="2.12cm"/>
    </style:style>
    <style:style style:name="Tabla1.B" style:family="table-column">
      <style:table-column-properties style:column-width="3.568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9.155cm"/>
    </style:style>
    <style:style style:name="Tabla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1.D1" style:family="table-cell">
      <style:table-cell-properties style:vertical-align="middle" fo:padding="0.176cm" fo:border="1pt solid #000000"/>
    </style:style>
    <style:style style:name="Tabla1.D2" style:family="table-cell">
      <style:table-cell-properties style:vertical-align="middle" fo:padding="0.176cm" fo:border="1pt solid #000000"/>
    </style:style>
    <style:style style:name="Tabla1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1.A4" style:family="table-cell">
      <style:table-cell-properties style:vertical-align="middle" fo:padding="0.176cm" fo:border="1pt solid #000000"/>
    </style:style>
    <style:style style:name="Tabla1.A6" style:family="table-cell">
      <style:table-cell-properties style:vertical-align="middle" fo:padding="0.176cm" fo:border="1pt solid #000000"/>
    </style:style>
    <style:style style:name="Tabla1.A8" style:family="table-cell">
      <style:table-cell-properties style:vertical-align="middle" fo:padding="0.176cm" fo:border="1pt solid #000000"/>
    </style:style>
    <style:style style:name="Tabla1.A10" style:family="table-cell">
      <style:table-cell-properties style:vertical-align="middle" fo:padding="0.176cm" fo:border="1pt solid #000000"/>
    </style:style>
    <style:style style:name="Tabla1.A12" style:family="table-cell">
      <style:table-cell-properties style:vertical-align="middle" fo:padding="0.176cm" fo:border="1pt solid #000000"/>
    </style:style>
    <style:style style:name="Tabla1.B12" style:family="table-cell">
      <style:table-cell-properties style:vertical-align="middle" fo:padding="0.176cm" fo:border="1pt solid #000000"/>
    </style:style>
    <style:style style:name="Tabla1.C12" style:family="table-cell">
      <style:table-cell-properties style:vertical-align="middle" fo:padding="0.176cm" fo:border="1pt solid #000000"/>
    </style:style>
    <style:style style:name="Tabla1.A13" style:family="table-cell">
      <style:table-cell-properties style:vertical-align="middle" fo:padding="0.176cm" fo:border="1pt solid #000000"/>
    </style:style>
    <style:style style:name="Tabla1.B13" style:family="table-cell">
      <style:table-cell-properties style:vertical-align="middle" fo:padding="0.176cm" fo:border="1pt solid #000000"/>
    </style:style>
    <style:style style:name="Tabla1.C13" style:family="table-cell">
      <style:table-cell-properties style:vertical-align="middle" fo:padding="0.176cm" fo:border="1pt solid #000000"/>
    </style:style>
    <style:style style:name="Tabla1.A14" style:family="table-cell">
      <style:table-cell-properties style:vertical-align="middle" fo:padding="0.176cm" fo:border="1pt solid #000000"/>
    </style:style>
    <style:style style:name="Tabla1.B14" style:family="table-cell">
      <style:table-cell-properties style:vertical-align="middle" fo:padding="0.176cm" fo:border="1pt solid #000000"/>
    </style:style>
    <style:style style:name="Tabla1.C14" style:family="table-cell">
      <style:table-cell-properties style:vertical-align="middle" fo:padding="0.176cm" fo:border="1pt solid #000000"/>
    </style:style>
    <style:style style:name="Tabla1.A15" style:family="table-cell">
      <style:table-cell-properties style:vertical-align="middle" fo:padding="0.176cm" fo:border="1pt solid #000000"/>
    </style:style>
    <style:style style:name="Tabla1.B15" style:family="table-cell">
      <style:table-cell-properties style:vertical-align="middle" fo:padding="0.176cm" fo:border="1pt solid #000000"/>
    </style:style>
    <style:style style:name="Tabla1.C15" style:family="table-cell">
      <style:table-cell-properties style:vertical-align="middle" fo:padding="0.176cm" fo:border="1pt solid #000000"/>
    </style:style>
    <style:style style:name="Tabla1.A16" style:family="table-cell">
      <style:table-cell-properties style:vertical-align="middle" fo:padding="0.176cm" fo:border="1pt solid #000000"/>
    </style:style>
    <style:style style:name="Tabla1.B16" style:family="table-cell">
      <style:table-cell-properties style:vertical-align="middle" fo:padding="0.176cm" fo:border="1pt solid #000000"/>
    </style:style>
    <style:style style:name="Tabla1.C16" style:family="table-cell">
      <style:table-cell-properties style:vertical-align="middle" fo:padding="0.176cm" fo:border="1pt solid #000000"/>
    </style:style>
    <style:style style:name="Tabla1.A18" style:family="table-cell">
      <style:table-cell-properties style:vertical-align="middle" fo:padding="0.176cm" fo:border="1pt solid #000000"/>
    </style:style>
    <style:style style:name="Tabla1.B18" style:family="table-cell">
      <style:table-cell-properties style:vertical-align="middle" fo:padding="0.176cm" fo:border="1pt solid #000000"/>
    </style:style>
    <style:style style:name="Tabla1.C18" style:family="table-cell">
      <style:table-cell-properties style:vertical-align="middle" fo:padding="0.176cm" fo:border="1pt solid #000000"/>
    </style:style>
    <style:style style:name="Tabla1.A19" style:family="table-cell">
      <style:table-cell-properties style:vertical-align="middle" fo:padding="0.176cm" fo:border="1pt solid #000000"/>
    </style:style>
    <style:style style:name="Tabla1.B19" style:family="table-cell">
      <style:table-cell-properties style:vertical-align="middle" fo:padding="0.176cm" fo:border="1pt solid #000000"/>
    </style:style>
    <style:style style:name="Tabla1.C19" style:family="table-cell">
      <style:table-cell-properties style:vertical-align="middle" fo:padding="0.176cm" fo:border="1pt solid #000000"/>
    </style:style>
    <style:style style:name="Tabla1.A20" style:family="table-cell">
      <style:table-cell-properties style:vertical-align="middle" fo:padding="0.176cm" fo:border="1pt solid #000000"/>
    </style:style>
    <style:style style:name="Tabla1.B20" style:family="table-cell">
      <style:table-cell-properties style:vertical-align="middle" fo:padding="0.176cm" fo:border="1pt solid #000000"/>
    </style:style>
    <style:style style:name="Tabla1.C20" style:family="table-cell">
      <style:table-cell-properties style:vertical-align="middle" fo:padding="0.176cm" fo:border="1pt solid #000000"/>
    </style:style>
    <style:style style:name="Tabla1.A21" style:family="table-cell">
      <style:table-cell-properties style:vertical-align="middle" fo:padding="0.176cm" fo:border="1pt solid #000000"/>
    </style:style>
    <style:style style:name="Tabla1.B21" style:family="table-cell">
      <style:table-cell-properties style:vertical-align="middle" fo:padding="0.176cm" fo:border="1pt solid #000000"/>
    </style:style>
    <style:style style:name="Tabla1.C21" style:family="table-cell">
      <style:table-cell-properties style:vertical-align="middle" fo:padding="0.176cm" fo:border="1pt solid #000000"/>
    </style:style>
    <style:style style:name="Tabla1.A22" style:family="table-cell">
      <style:table-cell-properties style:vertical-align="middle" fo:padding="0.176cm" fo:border="1pt solid #000000"/>
    </style:style>
    <style:style style:name="Tabla1.B22" style:family="table-cell">
      <style:table-cell-properties style:vertical-align="middle" fo:padding="0.176cm" fo:border="1pt solid #000000"/>
    </style:style>
    <style:style style:name="Tabla1.C22" style:family="table-cell">
      <style:table-cell-properties style:vertical-align="middle" fo:padding="0.176cm" fo:border="1pt solid #000000"/>
    </style:style>
    <style:style style:name="Tabla1.A24" style:family="table-cell">
      <style:table-cell-properties style:vertical-align="middle" fo:padding="0.176cm" fo:border="1pt solid #000000"/>
    </style:style>
    <style:style style:name="Tabla1.A26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.106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6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style-asian="normal" style:font-style-complex="normal"/>
    </style:style>
    <style:style style:name="P1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32a1" officeooo:paragraph-rsid="001232a1" style:text-blinking="false" fo:background-color="transparent" style:font-style-asian="normal" style:font-style-complex="normal"/>
    </style:style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2"/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4e13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922a87bd-7fff-fa8d-fb55-8a09a9f5413c"/>Anexo I: Plantilla de casos de uso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list xml:id="list3680254297" text:style-name="L1">
              <text:list-item>
                <text:p text:style-name="P8">Nombre del caso de uso del sistema</text:p>
              </text:list-item>
            </text:list>
          </table:table-cell>
          <table:covered-table-cell/>
          <table:covered-table-cell/>
          <table:table-cell table:style-name="Tabla1.D1" office:value-type="string">
            <text:p text:style-name="Table_20_Contents">Registrar Cliente</text:p>
          </table:table-cell>
        </table:table-row>
        <table:table-row>
          <table:table-cell table:style-name="Tabla1.A1" table:number-columns-spanned="3" office:value-type="string">
            <text:list xml:id="list220664035" text:style-name="L2">
              <text:list-item>
                <text:p text:style-name="P9">ID del Caso de uso</text:p>
              </text:list-item>
            </text:list>
          </table:table-cell>
          <table:covered-table-cell/>
          <table:covered-table-cell/>
          <table:table-cell table:style-name="Tabla1.D2" office:value-type="string">
            <text:p text:style-name="Table_20_Contents">CU-01</text:p>
          </table:table-cell>
        </table:table-row>
        <table:table-row>
          <table:table-cell table:style-name="Tabla1.A3" table:number-columns-spanned="4" office:value-type="string">
            <text:list xml:id="list3058890909" text:style-name="L3">
              <text:list-item>
                <text:p text:style-name="P1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4" table:number-columns-spanned="4" office:value-type="string">
            <text:p text:style-name="Table_20_Contents">Este caso de uso permite al sistema registrar un nuevo cliente, solicitando datos personales básicos (nombre, apellidos, teléfono y email). Una vez registrado, el cliente podrá realizar reservas.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2774775269" text:style-name="L4">
              <text:list-item>
                <text:p text:style-name="P1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8">Empleado del restaurante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2381704389" text:style-name="L5">
              <text:list-item>
                <text:p text:style-name="P1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P17">El cliente no debe estar registrado previamente (identificado por email o teléfono).</text:p>
            <text:p text:style-name="P17"/>
            <text:p text:style-name="P17">El sistema debe estar operativo y conectado a la base de datos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250952632" text:style-name="L6">
              <text:list-item>
                <text:p text:style-name="P1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10" table:number-columns-spanned="4" office:value-type="string">
            <text:p text:style-name="P17">El cliente queda registrado en el sistema.</text:p>
            <text:p text:style-name="P17"/>
            <text:p text:style-name="P17">El cliente recibe una confirmación del registro (si aplica).</text:p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1119765069" text:style-name="L7">
              <text:list-item>
                <text:p text:style-name="P14">Flujo principal </text:p>
              </text:list-item>
            </text:list>
            <text:p text:style-name="P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2">Nº</text:p>
          </table:table-cell>
          <table:table-cell table:style-name="Tabla1.B12" office:value-type="string">
            <text:p text:style-name="P2">Acción del actor</text:p>
          </table:table-cell>
          <table:table-cell table:style-name="Tabla1.C12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3" office:value-type="string">
            <text:p text:style-name="P1">1</text:p>
          </table:table-cell>
          <table:table-cell table:style-name="Tabla1.B13" office:value-type="string">
            <text:p text:style-name="Table_20_Contents">El empleado accede a la opción “Registrar cliente”</text:p>
          </table:table-cell>
          <table:table-cell table:style-name="Tabla1.C13" table:number-columns-spanned="2" office:value-type="string">
            <text:p text:style-name="Table_20_Contents">El sistema muestra el formulario de registro</text:p>
          </table:table-cell>
          <table:covered-table-cell/>
        </table:table-row>
        <table:table-row>
          <table:table-cell table:style-name="Tabla1.A14" office:value-type="string">
            <text:p text:style-name="P1">2</text:p>
          </table:table-cell>
          <table:table-cell table:style-name="Tabla1.B14" office:value-type="string">
            <text:p text:style-name="Table_20_Contents">El empleado introduce nombre, apellidos, teléfono y email</text:p>
          </table:table-cell>
          <table:table-cell table:style-name="Tabla1.C14" table:number-columns-spanned="2" office:value-type="string">
            <text:p text:style-name="Table_20_Contents">El sistema valida los campos</text:p>
          </table:table-cell>
          <table:covered-table-cell/>
        </table:table-row>
        <table:table-row>
          <table:table-cell table:style-name="Tabla1.A15" office:value-type="string">
            <text:p text:style-name="P1">3</text:p>
          </table:table-cell>
          <table:table-cell table:style-name="Tabla1.B15" office:value-type="string">
            <text:p text:style-name="Table_20_Contents">El empleado pulsa “Guardar”</text:p>
          </table:table-cell>
          <table:table-cell table:style-name="Tabla1.C15" table:number-columns-spanned="2" office:value-type="string">
            <text:p text:style-name="Table_20_Contents">El sistema guarda el cliente y confirma el registro exitoso</text:p>
          </table:table-cell>
          <table:covered-table-cell/>
        </table:table-row>
        <text:soft-page-break/>
        <table:table-row>
          <table:table-cell table:style-name="Tabla1.A16" office:value-type="string">
            <text:p text:style-name="Table_20_Contents"/>
          </table:table-cell>
          <table:table-cell table:style-name="Tabla1.B16" office:value-type="string">
            <text:p text:style-name="Table_20_Contents"/>
          </table:table-cell>
          <table:table-cell table:style-name="Tabla1.C1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p text:style-name="P6"><text:span text:style-name="T1">7b. Flujo alternativo </text:span><text:span text:style-name="T2"><text:line-break/></text:span><text:span text:style-name="T3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2">Nº</text:p>
          </table:table-cell>
          <table:table-cell table:style-name="Tabla1.B18" office:value-type="string">
            <text:p text:style-name="P2">Acción del actor</text:p>
          </table:table-cell>
          <table:table-cell table:style-name="Tabla1.C18" table:number-columns-spanned="2" office:value-type="string">
            <text:p text:style-name="P3">Respuesta del sistema</text:p>
          </table:table-cell>
          <table:covered-table-cell/>
        </table:table-row>
        <table:table-row>
          <table:table-cell table:style-name="Tabla1.A19" office:value-type="string">
            <text:p text:style-name="P1">1</text:p>
          </table:table-cell>
          <table:table-cell table:style-name="Tabla1.B19" office:value-type="string">
            <text:p text:style-name="Table_20_Contents">El empleado introduce un email ya existente</text:p>
          </table:table-cell>
          <table:table-cell table:style-name="Tabla1.C19" table:number-columns-spanned="2" office:value-type="string">
            <text:p text:style-name="Table_20_Contents">El sistema muestra un mensaje de error indicando cliente duplicado</text:p>
          </table:table-cell>
          <table:covered-table-cell/>
        </table:table-row>
        <table:table-row>
          <table:table-cell table:style-name="Tabla1.A20" office:value-type="string">
            <text:p text:style-name="P1">2</text:p>
          </table:table-cell>
          <table:table-cell table:style-name="Tabla1.B20" office:value-type="string">
            <text:p text:style-name="Table_20_Contents">El empleado corrige el email o cancela</text:p>
          </table:table-cell>
          <table:table-cell table:style-name="Tabla1.C20" table:number-columns-spanned="2" office:value-type="string">
            <text:p text:style-name="Table_20_Contents">El sistema vuelve al formulario o sale al menú anterior</text:p>
          </table:table-cell>
          <table:covered-table-cell/>
        </table:table-row>
        <table:table-row>
          <table:table-cell table:style-name="Tabla1.A21" office:value-type="string">
            <text:p text:style-name="P1">3</text:p>
          </table:table-cell>
          <table:table-cell table:style-name="Tabla1.B21" office:value-type="string">
            <text:p text:style-name="Table_20_Contents"/>
          </table:table-cell>
          <table:table-cell table:style-name="Tabla1.C2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2" office:value-type="string">
            <text:p text:style-name="Table_20_Contents"/>
          </table:table-cell>
          <table:table-cell table:style-name="Tabla1.B22" office:value-type="string">
            <text:p text:style-name="Table_20_Contents"/>
          </table:table-cell>
          <table:table-cell table:style-name="Tabla1.C2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4" office:value-type="string">
            <text:list xml:id="list2234105870" text:style-name="L8">
              <text:list-item>
                <text:p text:style-name="P1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4" table:number-columns-spanned="4" office:value-type="string">
            <text:list xml:id="list3646399514" text:style-name="L9">
              <text:list-item>
                <text:p text:style-name="P19">RF-01: El sistema debe permitir registrar clientes con nombre y contacto.</text:p>
              </text:list-item>
            </text:list>
            <text:list xml:id="list3576378965" text:style-name="L10">
              <text:list-item>
                <text:p text:style-name="P20">RNF-03: La interfaz debe ser simple e intuitiva.</text:p>
              </text:list-item>
            </text:list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4" office:value-type="string">
            <text:list xml:id="list3767126084" text:style-name="L11">
              <text:list-item>
                <text:p text:style-name="P1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.A26" table:number-columns-spanned="4" office:value-type="string">
            <text:p text:style-name="Text_20_body">Formulario con los siguientes campos:</text:p>
            <text:list xml:id="list1501590040" text:style-name="L12">
              <text:list-item>
                <text:p text:style-name="P21">Nombre</text:p>
              </text:list-item>
              <text:list-item>
                <text:p text:style-name="P21">Apellidos</text:p>
              </text:list-item>
              <text:list-item>
                <text:p text:style-name="P21">Teléfono</text:p>
              </text:list-item>
              <text:list-item>
                <text:p text:style-name="P21">Email</text:p>
              </text:list-item>
              <text:list-item>
                <text:p text:style-name="P21">Botón “Guardar”</text:p>
              </text:list-item>
              <text:list-item>
                <text:p text:style-name="P21">Botón “Cancelar”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Text_20_body"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15:48.624129553</meta:creation-date>
    <dc:date>2025-05-22T20:12:00.487050034</dc:date>
    <meta:editing-duration>PT6M54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52" meta:word-count="293" meta:character-count="1755" meta:non-whitespace-character-count="1515"/>
  </office:meta>
</office:document-meta>
</file>